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359329596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Mono Nerd Font Mono" svg:font-family="'FiraMono Nerd Font Mono'" style:font-pitch="fixed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MS Gothic" svg:font-family="'MS Gothic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fffde7"/>
    </style:style>
    <style:style style:name="dp2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2cm" fo:min-width="0cm" draw:shadow="visible" draw:shadow-opacity="87%" loext:shadow-blur="0.2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FiraMono Nerd Font Mono" fo:font-style="normal" fo:font-weight="bold" style:font-style-asian="normal" style:font-weight-asian="bold" style:font-style-complex="normal" style:font-weight-complex="bold"/>
    </style:style>
    <style:style style:name="P3" style:family="paragraph">
      <loext:graphic-properties draw:fill="none" draw:fill-color="#ffffff"/>
      <style:text-properties style:font-name="FiraMono Nerd Font Mono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FiraMono Nerd Font Mono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4.97cm" svg:x="1.952cm" svg:y="3.54cm">
          <draw:image xlink:href="Pictures/10000001000003E8000003359329596A.png" xlink:type="simple" xlink:show="embed" xlink:actuate="onLoad" draw:mime-type="image/png">
            <text:p/>
          </draw:image>
        </draw:frame>
        <draw:frame draw:style-name="gr2" draw:text-style-name="P3" draw:layer="layout" svg:width="12.356cm" svg:height="2.272cm" svg:x="4.519cm" svg:y="21.588cm">
          <draw:text-box>
            <text:p text:style-name="P2"><text:span text:style-name="T1">GAME DESIGN DOCUMENT</text:span></text:p>
          </draw:text-box>
        </draw:frame>
      </draw:page>
      <draw:page draw:name="page2" draw:style-name="dp2" draw:master-page-name="Default"/>
      <draw:page draw:name="page3" draw:style-name="dp2" draw:master-page-name="Default"/>
      <draw:page draw:name="page4" draw:style-name="dp2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Mono Nerd Font Mono" svg:font-family="'FiraMono Nerd Font Mono'" style:font-pitch="fixed"/>
    <style:font-face style:name="FreeSans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MS Gothic" svg:font-family="'MS Gothic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8:49:03.324867114</meta:creation-date>
    <dc:date>2024-11-16T18:59:08.085416299</dc:date>
    <meta:editing-duration>PT10M4S</meta:editing-duration>
    <meta:editing-cycles>3</meta:editing-cycles>
    <meta:generator>LibreOffice/24.8.3.2$Linux_X86_64 LibreOffice_project/480$Build-2</meta:generator>
    <meta:document-statistic meta:object-count="2"/>
  </office:meta>
</office:document-meta>
</file>